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e48" officeooo:paragraph-rsid="00193e48"/>
    </style:style>
    <style:style style:name="P2" style:family="paragraph" style:parent-style-name="Preformatted_20_Text">
      <style:text-properties officeooo:rsid="00193e48" officeooo:paragraph-rsid="00193e48"/>
    </style:style>
    <style:style style:name="P3" style:family="paragraph" style:parent-style-name="Standard">
      <style:text-properties officeooo:rsid="00193e48" officeooo:paragraph-rsid="00193e48"/>
    </style:style>
    <style:style style:name="T1" style:family="text">
      <style:text-properties officeooo:rsid="001d6a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pload_max_filesize</text:p>
      <text:p text:style-name="Standard"/>
      <text:p text:style-name="P1">cd sudo find . -name "php.ini"</text:p>
      <text:p text:style-name="P1"/>
      <text:p text:style-name="P1">upload_max_filesize = 20M</text:p>
      <text:p text:style-name="P1"/>
      <text:p text:style-name="P1">sudo nano ./usr/local/etc/php/php.ini</text:p>
      <text:p text:style-name="P1"/>
      <text:p text:style-name="P2"><text:span text:style-name="Source_20_Text">sudo systemctl restart apache2</text:span></text:p>
      <text:p text:style-name="P2"><text:span text:style-name="Source_20_Text"/></text:p>
      <text:p text:style-name="P2"><text:span text:style-name="Source_20_Text">/etc/init.d/apache2 reload</text:span></text:p>
      <text:p text:style-name="P2"><text:span text:style-name="Source_20_Text"/></text:p>
      <text:p text:style-name="P1">sudo ./usr/sbin/apachectl -k gracefu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0:06:12.036716429</meta:creation-date>
    <dc:date>2021-03-19T14:16:40.776647610</dc:date>
    <meta:editing-duration>PT47M21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1" meta:paragraph-count="7" meta:word-count="23" meta:character-count="204" meta:non-whitespace-character-count="188"/>
  </office:meta>
</office:document-meta>
</file>